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légère bise fraîche venait remuer les branches des arbres du parc en cet après-midi. Si la météo était clémente, il n'en restait pas moins que les températures n'étaient pas très élevées et rares étaient les courageux qui avaient fait le choix de sortir pour profiter de l'extérieur. Chloé faisait partie de cette élite et était sortie braver la fraîcheur, non sans s'être munie au préalable d'une confortable écharpe. Assise sur un banc, celle-ci bouquinait tranquillement, un sourire radieux sur le visage même si ses traits tirés témoignaient également d'une forte concentration. Le livre qu'elle tenait entre les mains, couvert du film plastique caractéristique des ouvrages empruntés à la bibliothèque, paraissait assez ancien.</text:p>
      <text:p text:style-name="Standard"/>
      <text:p text:style-name="Standard">La petite blondinette s'était lancée dans la quête de découvrir les recueils de contes et fables originaires de son nouveau pays. Si cette activité pouvait paraître évidente étant donné la passion de la miss pour la littérature, la tâche n'en était pas moins ardue : si avec le temps Chloé maîtrisait presque parfaitement l'Anglais, ces contes étaient souvent écrits dans un langage soutenu, utilisant un vocabulaire désuet et des mots auxquels on n'avait plus recours des siècles plus tard, ce qui rendait le déchiffrage parfois un peu compliqué. Mais le plaisir qu'elle avait à découvrir ces histoires en valait toujours la peine, abreuvant son imagination de toujours plus de romances pour agrémenter ses rêves de scène. </text:p>
      <text:p text:style-name="Standard"/>
      <text:p text:style-name="Standard">Au bout d'un moment, la jeune femme leva le nez de son bouquin, un sourcil arqué. Elle se recula pour s'adosser au banc et écarta les bras dans un grand geste désespéré très largement exagéré avant de lâcher avec une voix théâtrale.</text:p>
      <text:p text:style-name="Standard"/>
      <text:p text:style-name="Standard">-Mais enfin, quel martyr,</text:p>
      <text:p text:style-name="Standard">Quelle est donc la signification de ce mot, « s'ébaudir » ?</text:p>
      <text:p text:style-name="P1">Lorsque Chloé s'était laissée aller à son exclamation de désarroi, elle ne s'imaginait pas qu'un témoin pourrait assister à la scène. C'était d'ailleurs pour ça que la blondinette s'était permise de parler aussi fort. Forcément, cet appel au secours n'était pas des plus discrets. Il ne fallut qu'une poignée de secondes pour qu'une silhouette maigrichonne vienne à sa rencontre. L'étudiante délaissa momentanément son expression de désespoir pour la remplacer par un mélange de surprise et de curiosité. Elle ne s'attendait pas à ce qu'on vienne à son secours. Son sauveur -qui était en fait une sauveuse- avait l'apparence d'une jeune fille à la chevelure d'un noir de jais. Elle devait être sa cadette de cinq ou six ans et si les origines européennes de Chloé ne se lisaient pas nécessairement sur son visage, celles asiatiques de la nouvelle arrivante ne faisaient aucun doute.</text:p>
      <text:p text:style-name="Standard"/>
      <text:p text:style-name="Standard">Cette dernière l'interpella d'une petite voix fluette, lui demandant si elle pouvait lui apporter son aide. Pendant un instant, la Française resta coite, ne sachant visiblement trop comment réagir à cette intervention providentielle. Puis son instinct théâtral reprit le dessus. Elle se leva d'un bond de son banc pour sauter dans la direction de Rina, envoyant au passage valser sa lecture à quelques mètres de là. Ses deux mains agrippèrent avec la force du désespoir celles de la lycéenne tandis que ses yeux s'ouvraient grand, son regard azuré plongeant dans celui d'une couleur assez similaire de la jeune fille, une lueur d'espoir toute disproportionnée au fond de celui-ci.</text:p>
      <text:p text:style-name="Standard"/>
      <text:p text:style-name="Standard">-</text:p>
      <text:p text:style-name="Standard"/>
      <text:p text:style-name="Standard">Sa réaction était sans doute un chouïa exagérée, mais c'était ainsi que fonctionnait Chloé : toujours bourrée d'enthousiasme et, il fallait l'avouer, avec une légère tendance à être une drama queen. Restait à espérer que Rina ne prenne pas peur en voyant l'énergie dont elle faisait preuve et qu'elle pourrait bel et bien la renseigner. Pour ne rien arranger, son accent français à couper au couteau ajoutait un peu d'étrangeté à ses paroles. Sans parler de cette stupide habitude d'utiliser des rim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4T21:37:24.93</meta:creation-date>
    <dc:date>2018-03-25T18:12:27.58</dc:date>
    <meta:editing-duration>PT3H15M56S</meta:editing-duration>
    <meta:editing-cycles>143</meta:editing-cycles>
    <meta:generator>OpenOffice/4.1.2$Win32 OpenOffice.org_project/412m3$Build-9782</meta:generator>
    <meta:document-statistic meta:table-count="0" meta:image-count="0" meta:object-count="0" meta:page-count="3" meta:paragraph-count="9" meta:word-count="621" meta:character-count="3843"/>
  </office:meta>
</office:document-meta>
</file>